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358cm" draw:shadow="hidden"/>
    </style:style>
    <style:style style:name="gr3" style:family="graphic" style:parent-style-name="standard">
      <style:graphic-properties draw:stroke="none" svg:stroke-color="#000000" draw:fill="none" draw:fill-color="#ffffff" fo:min-height="1.02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svg:stroke-color="#000000" draw:fill="solid" draw:fill-color="#fcd3c1" draw:textarea-horizontal-align="justify" draw:textarea-vertical-align="middle" draw:auto-grow-height="false" fo:min-height="1.655cm" fo:min-width="6.358cm" draw:shadow="hidden"/>
    </style:style>
    <style:style style:name="gr6" style:family="graphic" style:parent-style-name="standard">
      <style:graphic-properties draw:stroke="none" svg:stroke-color="#000000" draw:fill="none" draw:fill-color="#ffffff" fo:min-height="1.423cm" draw:shadow="hidden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374cm" draw:shadow="hidden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6.358cm" draw:shadow="hidden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cd3c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.778cm" svg:x="2.651cm" svg:y="1.635cm">
          <draw:text-box>
            <text:p><text:span text:style-name="T1">D</text:span><text:span text:style-name="T1">ep</text:span><text:span text:style-name="T1">en</text:span><text:span text:style-name="T1">de</text:span><text:span text:style-name="T1">nc</text:span><text:span text:style-name="T1">ie</text:span><text:span text:style-name="T1">s</text:span></text:p>
          </draw:text-box>
        </draw:frame>
        <draw:custom-shape draw:style-name="gr2" draw:text-style-name="P2" draw:layer="layout" svg:width="6.858cm" svg:height="1.905cm" svg:x="6.334cm" svg:y="4.4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31cm" svg:height="1.27cm" svg:x="6.461cm" svg:y="4.937cm">
          <draw:text-box>
            <text:p text:style-name="P3">Driver_Motors</text:p>
          </draw:text-box>
        </draw:frame>
        <draw:line draw:style-name="gr4" draw:text-style-name="P5" draw:layer="layout" svg:x1="9.89cm" svg:y1="6.334cm" svg:x2="9.89cm" svg:y2="7.604cm">
          <text:p/>
        </draw:line>
        <draw:custom-shape draw:style-name="gr5" draw:text-style-name="P6" draw:layer="layout" svg:width="6.858cm" svg:height="1.905cm" svg:x="6.334cm" svg:y="7.60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858cm" svg:height="1.673cm" svg:x="6.334cm" svg:y="8.112cm">
          <draw:text-box>
            <text:p text:style-name="P3">GPIO_Motors</text:p>
          </draw:text-box>
        </draw:frame>
      </draw:page>
      <draw:page draw:name="page2" draw:style-name="dp1" draw:master-page-name="Default">
        <draw:frame draw:style-name="gr1" draw:text-style-name="P8" draw:layer="layout" svg:width="14.986cm" svg:height="1.778cm" svg:x="2.651cm" svg:y="1.635cm">
          <draw:text-box>
            <text:p><text:span text:style-name="T2">Test Driver</text:span><text:span text:style-name="T3">_Motors</text:span></text:p>
          </draw:text-box>
        </draw:frame>
        <draw:custom-shape draw:style-name="gr7" draw:text-style-name="P2" draw:layer="layout" svg:width="7.874cm" svg:height="1.905cm" svg:x="5.953cm" svg:y="4.42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874cm" svg:height="1.673cm" svg:x="5.953cm" svg:y="4.937cm">
          <draw:text-box>
            <text:p text:style-name="P3"><text:span text:style-name="T4">test_Driver_Motors</text:span></text:p>
          </draw:text-box>
        </draw:frame>
        <draw:custom-shape draw:style-name="gr8" draw:text-style-name="P10" draw:layer="layout" svg:width="6.858cm" svg:height="1.905cm" svg:x="6.334cm" svg:y="7.604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89cm" svg:y1="6.334cm" svg:x2="9.89cm" svg:y2="7.604cm">
          <text:p/>
        </draw:line>
        <draw:frame draw:style-name="gr3" draw:text-style-name="P9" draw:layer="layout" svg:width="6.731cm" svg:height="1.27cm" svg:x="6.401cm" svg:y="8.186cm">
          <draw:text-box>
            <text:p text:style-name="P3"><text:span text:style-name="T4">Driver_Motors</text:span></text:p>
          </draw:text-box>
        </draw:frame>
        <draw:line draw:style-name="gr4" draw:text-style-name="P5" draw:layer="layout" svg:x1="9.89cm" svg:y1="9.487cm" svg:x2="9.89cm" svg:y2="10.757cm">
          <text:p/>
        </draw:line>
        <draw:custom-shape draw:style-name="gr5" draw:text-style-name="P6" draw:layer="layout" svg:width="6.858cm" svg:height="1.905cm" svg:x="6.334cm" svg:y="10.75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858cm" svg:height="1.673cm" svg:x="6.334cm" svg:y="11.265cm">
          <draw:text-box>
            <text:p text:style-name="P3">GPIO_Mo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0:40:37.582655134</meta:creation-date>
    <dc:date>2020-10-07T23:55:34.395733804</dc:date>
    <meta:editing-duration>PT11H27M19S</meta:editing-duration>
    <meta:editing-cycles>17</meta:editing-cycles>
    <meta:generator>LibreOffice/6.0.7.3$Linux_X86_64 LibreOffice_project/00m0$Build-3</meta:generator>
    <meta:document-statistic meta:object-count="15"/>
  </office:meta>
</office:document-meta>
</file>